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 fo:padding-top="0.018cm"/>
    </style:style>
    <style:style style:name="gr3" style:family="graphic" style:parent-style-name="standard">
      <style:graphic-properties draw:stroke="none" svg:stroke-color="#000000" draw:fill="none" draw:fill-color="#ffffff" fo:min-height="0.634cm"/>
    </style:style>
    <style:style style:name="gr4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center" draw:textarea-vertical-align="middle"/>
    </style:style>
    <style:style style:name="gr6" style:family="graphic" style:parent-style-name="standard">
      <style:graphic-properties draw:stroke="solid" svg:stroke-width="0.035cm" svg:stroke-color="#800000" draw:marker-start-width="0.252cm" draw:marker-end-width="0.252cm" draw:fill="solid" draw:fill-color="#c0c0c0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textarea-horizontal-align="center" draw:textarea-vertical-align="middle" draw:shadow="hidden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056cm" draw:shadow="hidden"/>
    </style:style>
    <style:style style:name="gr10" style:family="graphic" style:parent-style-name="standard">
      <style:graphic-properties draw:stroke="none" svg:stroke-color="#000000" draw:fill="none" draw:fill-color="#ffffff" fo:min-height="1.0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cm" fo:min-width="6.056cm" draw:shadow="hidden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1cm" fo:min-width="6.056cm" draw:shadow="hidden"/>
    </style:style>
    <style:style style:name="gr15" style:family="graphic" style:parent-style-name="standard">
      <style:graphic-properties draw:stroke="none" svg:stroke-color="#000000" draw:fill="none" draw:fill-color="#ffffff" fo:min-height="2.0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38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8.357cm"/>
    </style:style>
    <style:style style:name="gr19" style:family="graphic" style:parent-style-name="standard">
      <style:graphic-properties draw:stroke="solid" svg:stroke-width="0cm" svg:stroke-color="#00000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3cm" fo:min-width="7.0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04c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family="Symbol" style:font-family-generic="roman" style:font-pitch="variable" style:font-charset="x-symbol"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family="Symbol" style:font-family-generic="roman" style:font-pitch="variable" style:font-charset="x-symbol"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Symbol" style:font-style-name="Regular" style:font-charset="x-symbol" fo:font-size="12pt" fo:font-style="italic" style:font-family-asian="Symbol" style:font-style-name-asian="Regular" style:font-charset-asian="x-symbol" style:font-size-asian="12pt" style:font-style-asian="italic" style:font-family-complex="Symbol" style:font-style-name-complex="Regular" style:font-charset-complex="x-symbol" style:font-size-complex="12pt" style:font-style-complex="italic"/>
    </style:style>
    <style:style style:name="T6" style:family="text">
      <style:text-properties fo:font-family="Symbol" style:font-family-generic="roman" style:font-pitch="variable" style:font-charset="x-symbol" fo:font-size="10pt" style:font-size-asian="10pt" style:font-size-complex="10pt"/>
    </style:style>
    <style:style style:name="T7" style:family="text">
      <style:text-properties fo:font-family="Arial" style:font-family-generic="swiss" style:font-pitch="variable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5" draw:id="id25" draw:layer="layout" svg:width="3.384cm" svg:height="2.538cm" svg:x="15.805cm" svg:y="22.005cm">
          <text:p/>
        </draw:rect>
        <draw:rect draw:style-name="gr2" draw:text-style-name="P1" xml:id="id24" draw:id="id24" draw:layer="layout" svg:width="3.384cm" svg:height="1.48cm" svg:x="15.805cm" svg:y="19.467cm">
          <text:p/>
        </draw:rect>
        <draw:rect draw:style-name="gr1" draw:text-style-name="P1" xml:id="id19" draw:id="id19" draw:layer="layout" svg:width="3.384cm" svg:height="1.48cm" svg:x="1cm" svg:y="5.441cm">
          <text:p/>
        </draw:rect>
        <draw:rect draw:style-name="gr2" draw:text-style-name="P1" xml:id="id22" draw:id="id22" draw:layer="layout" svg:width="3.384cm" svg:height="1.997cm" svg:x="2.056cm" svg:y="19.374cm">
          <text:p/>
        </draw:rect>
        <draw:rect draw:style-name="gr2" draw:text-style-name="P1" xml:id="id15" draw:id="id15" draw:layer="layout" svg:width="4.653cm" svg:height="2.115cm" svg:x="1.423cm" svg:y="22.618cm">
          <text:p/>
        </draw:rect>
        <draw:rect draw:style-name="gr2" draw:text-style-name="P1" xml:id="id20" draw:id="id20" draw:layer="layout" svg:width="3.384cm" svg:height="2.115cm" svg:x="1cm" svg:y="8.402cm">
          <text:p/>
        </draw:rect>
        <draw:frame draw:style-name="gr3" draw:text-style-name="P2" draw:layer="layout" svg:width="3.384cm" svg:height="1.199cm" svg:x="1cm" svg:y="8.402cm">
          <draw:text-box>
            <text:p text:style-name="P1"><text:span text:style-name="T1">Adaptation layer</text:span></text:p>
          </draw:text-box>
        </draw:frame>
        <draw:rect draw:style-name="gr2" draw:text-style-name="P1" xml:id="id27" draw:id="id27" draw:layer="layout" svg:width="3.384cm" svg:height="2.115cm" svg:x="11.363cm" svg:y="8.402cm">
          <text:p/>
        </draw:rect>
        <draw:frame draw:style-name="gr3" draw:text-style-name="P2" xml:id="id21" draw:id="id21" draw:layer="layout" svg:width="3.384cm" svg:height="1.199cm" svg:x="11.363cm" svg:y="8.402cm">
          <draw:text-box>
            <text:p text:style-name="P1"><text:span text:style-name="T1">Adaptation layer</text:span></text:p>
          </draw:text-box>
        </draw:frame>
        <draw:rect draw:style-name="gr2" draw:text-style-name="P1" xml:id="id29" draw:id="id29" draw:layer="layout" svg:width="3.384cm" svg:height="2.538cm" svg:x="10.094cm" svg:y="22.005cm">
          <text:p/>
        </draw:rect>
        <draw:connector draw:style-name="gr4" draw:text-style-name="P1" draw:layer="measurelines" svg:x1="5.653cm" svg:y1="5.23cm" svg:x2="6.922cm" svg:y2="10.94cm" svg:d="m5653 5230v2855h1269v2855">
          <text:p/>
        </draw:connector>
        <draw:rect draw:style-name="gr5" draw:text-style-name="P3" draw:layer="measurelines" svg:width="3.171cm" svg:height="0.634cm" svg:x="15.805cm" svg:y="20.313cm">
          <text:p text:style-name="P1"><text:span text:style-name="T2">slf4j-api.jar</text:span></text:p>
        </draw:rect>
        <draw:frame draw:style-name="gr3" draw:text-style-name="P2" draw:layer="measurelines" svg:width="3.384cm" svg:height="0.884cm" svg:x="15.805cm" svg:y="19.505cm">
          <draw:text-box>
            <text:p text:style-name="P1"><text:span text:style-name="T1">SLF4J API</text:span></text:p>
          </draw:text-box>
        </draw:frame>
        <draw:rect draw:style-name="gr6" draw:text-style-name="P3" draw:layer="measurelines" svg:width="2.947cm" svg:height="0.633cm" svg:x="15.805cm" svg:y="23.91cm">
          <text:p text:style-name="P1"><text:span text:style-name="T2">slf4j-nop.jar</text:span></text:p>
        </draw:rect>
        <draw:rect draw:style-name="gr7" draw:text-style-name="P2" xml:id="id1" draw:id="id1" draw:layer="measurelines" svg:width="3.384cm" svg:height="0.846cm" svg:x="15.837cm" svg:y="17.11cm">
          <text:p text:style-name="P1"><text:span text:style-name="T1">application</text:span></text:p>
        </draw:rect>
        <draw:connector draw:style-name="gr8" draw:text-style-name="P1" draw:layer="measurelines" svg:x1="17.529cm" svg:y1="17.956cm" svg:x2="17.519cm" svg:y2="19.467cm" draw:start-shape="id1" draw:start-glue-point="2" svg:d="m17529 17956v1006h-10v505">
          <text:p/>
        </draw:connector>
        <draw:frame draw:style-name="gr9" draw:text-style-name="P4" draw:layer="measurelines" svg:width="4.23cm" svg:height="1.547cm" svg:x="15.593cm" svg:y="15.593cm">
          <draw:text-box>
            <text:p><text:span text:style-name="T3">SLF4J bound to nop</text:span></text:p>
          </draw:text-box>
        </draw:frame>
        <draw:rect draw:style-name="gr2" draw:text-style-name="P1" xml:id="id3" draw:id="id3" draw:layer="layout" svg:width="3.384cm" svg:height="1.48cm" svg:x="10.095cm" svg:y="19.467cm">
          <text:p/>
        </draw:rect>
        <draw:rect draw:style-name="gr5" draw:text-style-name="P3" draw:layer="layout" svg:width="3.171cm" svg:height="0.634cm" svg:x="10.094cm" svg:y="20.313cm">
          <text:p text:style-name="P1"><text:span text:style-name="T2">slf4j-api.jar</text:span></text:p>
        </draw:rect>
        <draw:frame draw:style-name="gr3" draw:text-style-name="P2" draw:layer="layout" svg:width="3.384cm" svg:height="0.884cm" svg:x="10.095cm" svg:y="19.429cm">
          <draw:text-box>
            <text:p text:style-name="P1"><text:span text:style-name="T1">SLF4J API</text:span></text:p>
          </draw:text-box>
        </draw:frame>
        <draw:rect draw:style-name="gr6" draw:text-style-name="P3" draw:layer="layout" svg:width="2.947cm" svg:height="0.633cm" svg:x="10.094cm" svg:y="23.908cm">
          <text:p text:style-name="P1"><text:span text:style-name="T2">slf4j-simple.jar</text:span></text:p>
        </draw:rect>
        <draw:frame draw:style-name="gr10" draw:text-style-name="P2" draw:layer="layout" svg:width="3.383cm" svg:height="1.673cm" svg:x="10.095cm" svg:y="22.024cm">
          <draw:text-box>
            <text:p text:style-name="P1"><text:span text:style-name="T1">Underlying logging framework</text:span></text:p>
          </draw:text-box>
        </draw:frame>
        <draw:rect draw:style-name="gr7" draw:text-style-name="P2" xml:id="id2" draw:id="id2" draw:layer="layout" svg:width="3.384cm" svg:height="0.846cm" svg:x="10.095cm" svg:y="17.139cm">
          <text:p text:style-name="P1"><text:span text:style-name="T1">application</text:span></text:p>
        </draw:rect>
        <draw:connector draw:style-name="gr8" draw:text-style-name="P1" draw:layer="layout" svg:x1="11.787cm" svg:y1="17.985cm" svg:x2="11.787cm" svg:y2="19.467cm" draw:start-shape="id2" draw:start-glue-point="2" draw:end-shape="id3" draw:end-glue-point="0" svg:d="m11787 17985v1482">
          <text:p/>
        </draw:connector>
        <draw:frame draw:style-name="gr11" draw:text-style-name="P4" draw:layer="layout" svg:width="4.23cm" svg:height="1.547cm" svg:x="9.883cm" svg:y="15.614cm">
          <draw:text-box>
            <text:p><text:span text:style-name="T3">SLF4J bound to simple</text:span></text:p>
          </draw:text-box>
        </draw:frame>
        <draw:rect draw:style-name="gr2" draw:text-style-name="P1" xml:id="id5" draw:id="id5" draw:layer="layout" svg:width="3.384cm" svg:height="1.48cm" svg:x="11.363cm" svg:y="5.441cm">
          <text:p/>
        </draw:rect>
        <draw:rect draw:style-name="gr5" draw:text-style-name="P3" draw:layer="layout" svg:width="3.171cm" svg:height="0.634cm" svg:x="11.365cm" svg:y="6.288cm">
          <text:p text:style-name="P1"><text:span text:style-name="T2">slf4j-api.jar</text:span></text:p>
        </draw:rect>
        <draw:frame draw:style-name="gr3" draw:text-style-name="P2" draw:layer="layout" svg:width="3.384cm" svg:height="0.884cm" svg:x="11.341cm" svg:y="5.479cm">
          <draw:text-box>
            <text:p text:style-name="P1"><text:span text:style-name="T1">SLF4J API</text:span></text:p>
          </draw:text-box>
        </draw:frame>
        <draw:rect draw:style-name="gr6" draw:text-style-name="P3" draw:layer="layout" svg:width="2.947cm" svg:height="0.633cm" svg:x="11.363cm" svg:y="9.883cm">
          <text:p text:style-name="P1"><text:span text:style-name="T2">slf4j-log412.jar</text:span></text:p>
        </draw:rect>
        <draw:rect draw:style-name="gr2" draw:text-style-name="P1" xml:id="id28" draw:id="id28" draw:layer="layout" svg:width="3.384cm" svg:height="2.538cm" svg:x="11.363cm" svg:y="11.997cm">
          <text:p/>
        </draw:rect>
        <draw:rect draw:style-name="gr5" draw:text-style-name="P5" draw:layer="layout" svg:width="2.961cm" svg:height="0.634cm" svg:x="11.363cm" svg:y="13.901cm">
          <text:p text:style-name="P1"><text:span text:style-name="T2">log4j.jar</text:span></text:p>
        </draw:rect>
        <draw:frame draw:style-name="gr10" draw:text-style-name="P2" draw:layer="layout" svg:width="3.383cm" svg:height="1.673cm" svg:x="15.805cm" svg:y="22.005cm">
          <draw:text-box>
            <text:p text:style-name="P1"><text:span text:style-name="T1">Underlying logging framework</text:span></text:p>
          </draw:text-box>
        </draw:frame>
        <draw:rect draw:style-name="gr7" draw:text-style-name="P2" xml:id="id4" draw:id="id4" draw:layer="layout" svg:width="3.384cm" svg:height="0.846cm" svg:x="11.363cm" svg:y="3.114cm">
          <text:p text:style-name="P1"><text:span text:style-name="T1">application</text:span></text:p>
        </draw:rect>
        <draw:connector draw:style-name="gr8" draw:text-style-name="P1" draw:layer="layout" svg:x1="13.055cm" svg:y1="3.96cm" svg:x2="13.055cm" svg:y2="5.441cm" draw:start-shape="id4" draw:start-glue-point="2" draw:end-shape="id5" draw:end-glue-point="0" svg:d="m13055 3960v1481">
          <text:p/>
        </draw:connector>
        <draw:frame draw:style-name="gr9" draw:text-style-name="P4" draw:layer="layout" svg:width="4.23cm" svg:height="1.547cm" svg:x="11.363cm" svg:y="1.568cm">
          <draw:text-box>
            <text:p><text:span text:style-name="T3">SLF4J bound to log4j</text:span></text:p>
          </draw:text-box>
        </draw:frame>
        <draw:rect draw:style-name="gr2" draw:text-style-name="P1" xml:id="id7" draw:id="id7" draw:layer="layout" svg:width="3.384cm" svg:height="1.48cm" svg:x="16.228cm" svg:y="5.442cm">
          <text:p/>
        </draw:rect>
        <draw:rect draw:style-name="gr5" draw:text-style-name="P3" draw:layer="layout" svg:width="3.171cm" svg:height="0.634cm" svg:x="16.229cm" svg:y="6.288cm">
          <text:p text:style-name="P1"><text:span text:style-name="T2">slf4j-api.jar</text:span></text:p>
        </draw:rect>
        <draw:frame draw:style-name="gr3" draw:text-style-name="P2" draw:layer="layout" svg:width="3.384cm" svg:height="0.884cm" svg:x="16.206cm" svg:y="5.48cm">
          <draw:text-box>
            <text:p text:style-name="P1"><text:span text:style-name="T1">SLF4J API</text:span></text:p>
          </draw:text-box>
        </draw:frame>
        <draw:rect draw:style-name="gr2" draw:text-style-name="P1" xml:id="id8" draw:id="id8" draw:layer="layout" svg:width="3.384cm" svg:height="2.115cm" svg:x="16.228cm" svg:y="8.402cm">
          <text:p/>
        </draw:rect>
        <draw:rect draw:style-name="gr6" draw:text-style-name="P3" draw:layer="layout" svg:width="2.947cm" svg:height="0.633cm" svg:x="16.228cm" svg:y="9.884cm">
          <text:p text:style-name="P1"><text:span text:style-name="T2">slf4j-jdk14.jar</text:span></text:p>
        </draw:rect>
        <draw:frame draw:style-name="gr3" draw:text-style-name="P2" draw:layer="layout" svg:width="3.384cm" svg:height="1.199cm" svg:x="16.228cm" svg:y="8.402cm">
          <draw:text-box>
            <text:p text:style-name="P1"><text:span text:style-name="T1">Adaptation layer</text:span></text:p>
          </draw:text-box>
        </draw:frame>
        <draw:g xml:id="id9" draw:id="id9">
          <draw:rect draw:style-name="gr2" draw:text-style-name="P1" draw:layer="layout" svg:width="3.384cm" svg:height="2.538cm" svg:x="16.228cm" svg:y="11.998cm">
            <text:p/>
          </draw:rect>
          <draw:rect draw:style-name="gr5" draw:text-style-name="P5" draw:layer="layout" svg:width="2.961cm" svg:height="0.634cm" svg:x="16.228cm" svg:y="13.902cm">
            <text:p text:style-name="P1"><text:span text:style-name="T2">JVM runtime</text:span></text:p>
          </draw:rect>
          <draw:frame draw:style-name="gr10" draw:text-style-name="P2" draw:layer="layout" svg:width="3.383cm" svg:height="1.673cm" svg:x="16.228cm" svg:y="12.017cm">
            <draw:text-box>
              <text:p text:style-name="P1"><text:span text:style-name="T1">Underlying logging framework</text:span></text:p>
            </draw:text-box>
          </draw:frame>
        </draw:g>
        <draw:rect draw:style-name="gr7" draw:text-style-name="P2" xml:id="id6" draw:id="id6" draw:layer="layout" svg:width="3.384cm" svg:height="0.846cm" svg:x="16.228cm" svg:y="3.115cm">
          <text:p text:style-name="P1"><text:span text:style-name="T1">application</text:span></text:p>
        </draw:rect>
        <draw:connector draw:style-name="gr8" draw:text-style-name="P1" draw:layer="layout" svg:x1="17.92cm" svg:y1="3.961cm" svg:x2="17.92cm" svg:y2="5.442cm" draw:start-shape="id6" draw:start-glue-point="2" draw:end-shape="id7" draw:end-glue-point="0" svg:d="m17920 3961v1481">
          <text:p/>
        </draw:connector>
        <draw:frame draw:style-name="gr9" draw:text-style-name="P4" draw:layer="layout" svg:width="5.309cm" svg:height="1.547cm" svg:x="16.102cm" svg:y="1.556cm">
          <draw:text-box>
            <text:p><text:span text:style-name="T3">SLF4J bound to java.util.logging</text:span></text:p>
          </draw:text-box>
        </draw:frame>
        <draw:connector draw:style-name="gr12" draw:text-style-name="P1" draw:layer="layout" svg:x1="17.92cm" svg:y1="6.922cm" svg:x2="17.92cm" svg:y2="8.402cm" draw:start-shape="id7" draw:start-glue-point="2" draw:end-shape="id8" draw:end-glue-point="0" svg:d="m17920 6922v1480">
          <text:p/>
        </draw:connector>
        <draw:connector draw:style-name="gr12" draw:text-style-name="P1" draw:layer="layout" svg:x1="17.92cm" svg:y1="10.517cm" svg:x2="17.92cm" svg:y2="11.998cm" draw:start-shape="id8" draw:start-glue-point="2" draw:end-shape="id9" draw:end-glue-point="0" svg:d="m17920 10517v1481">
          <text:p/>
        </draw:connector>
        <draw:rect draw:style-name="gr2" draw:text-style-name="P1" xml:id="id11" draw:id="id11" draw:layer="layout" svg:width="3.384cm" svg:height="1.48cm" svg:x="2.056cm" svg:y="16.725cm">
          <text:p/>
        </draw:rect>
        <draw:rect draw:style-name="gr5" draw:text-style-name="P3" draw:layer="layout" svg:width="3.171cm" svg:height="0.634cm" svg:x="2.054cm" svg:y="17.565cm">
          <text:p text:style-name="P1"><text:span text:style-name="T2">slf4j-api.jar</text:span></text:p>
        </draw:rect>
        <draw:frame draw:style-name="gr3" draw:text-style-name="P2" draw:layer="layout" svg:width="3.384cm" svg:height="0.884cm" svg:x="2.054cm" svg:y="16.718cm">
          <draw:text-box>
            <text:p text:style-name="P1"><text:span text:style-name="T1">SLF4J API</text:span></text:p>
          </draw:text-box>
        </draw:frame>
        <draw:rect draw:style-name="gr6" draw:text-style-name="P3" draw:layer="layout" svg:width="2.947cm" svg:height="0.633cm" svg:x="2.056cm" svg:y="20.738cm">
          <text:p text:style-name="P1"><text:span text:style-name="T2">slf4j-jcl.jar</text:span></text:p>
        </draw:rect>
        <draw:rect draw:style-name="gr5" draw:text-style-name="P5" draw:layer="layout" svg:width="4.442cm" svg:height="0.634cm" svg:x="1.422cm" svg:y="24.099cm">
          <text:p text:style-name="P1"><text:span text:style-name="T2">commons-logging.jar</text:span></text:p>
        </draw:rect>
        <draw:rect draw:style-name="gr7" draw:text-style-name="P2" xml:id="id10" draw:id="id10" draw:layer="layout" svg:width="3.384cm" svg:height="0.846cm" svg:x="2.058cm" svg:y="14.814cm">
          <text:p text:style-name="P1"><text:span text:style-name="T1">application</text:span></text:p>
        </draw:rect>
        <draw:connector draw:style-name="gr8" draw:text-style-name="P1" draw:layer="layout" svg:x1="3.75cm" svg:y1="15.66cm" svg:x2="3.748cm" svg:y2="16.725cm" draw:start-shape="id10" draw:start-glue-point="2" draw:end-shape="id11" draw:end-glue-point="0" svg:d="m3750 15660v533h-2v532">
          <text:p/>
        </draw:connector>
        <draw:frame draw:style-name="gr9" draw:text-style-name="P4" draw:layer="layout" svg:width="5.922cm" svg:height="1.547cm" svg:x="1.846cm" svg:y="13.267cm">
          <draw:text-box>
            <text:p><text:span text:style-name="T3">SLF4J bound to commons-logging</text:span></text:p>
          </draw:text-box>
        </draw:frame>
        <draw:frame draw:style-name="gr13" draw:text-style-name="P6" xml:id="id26" draw:id="id26" draw:layer="layout" svg:width="2.538cm" svg:height="0.738cm" svg:x="16.228cm" svg:y="25.497cm">
          <draw:text-box>
            <text:p><text:span text:style-name="T4">/dev/null</text:span></text:p>
          </draw:text-box>
        </draw:frame>
        <draw:frame draw:style-name="gr3" draw:text-style-name="P2" draw:layer="layout" svg:width="3.384cm" svg:height="0.884cm" svg:x="1cm" svg:y="5.493cm">
          <draw:text-box>
            <text:p text:style-name="P1"><text:span text:style-name="T1">SLF4J API</text:span></text:p>
          </draw:text-box>
        </draw:frame>
        <draw:rect draw:style-name="gr6" draw:text-style-name="P7" draw:layer="layout" svg:width="2.947cm" svg:height="0.633cm" svg:x="1cm" svg:y="9.884cm">
          <text:p text:style-name="P1"><text:span text:style-name="T5"></text:span></text:p>
        </draw:rect>
        <draw:frame draw:style-name="gr9" draw:text-style-name="P4" draw:layer="layout" svg:width="4.23cm" svg:height="1.547cm" svg:x="1cm" svg:y="1.568cm">
          <draw:text-box>
            <text:p><text:span text:style-name="T3">SLF4J unbound</text:span></text:p>
          </draw:text-box>
        </draw:frame>
        <draw:frame draw:style-name="gr10" draw:text-style-name="P2" draw:layer="layout" svg:width="3.383cm" svg:height="1.673cm" svg:x="11.364cm" svg:y="12.017cm">
          <draw:text-box>
            <text:p text:style-name="P1"><text:span text:style-name="T1">Underlying logging framework</text:span></text:p>
          </draw:text-box>
        </draw:frame>
        <draw:rect draw:style-name="gr2" draw:text-style-name="P1" xml:id="id14" draw:id="id14" draw:layer="layout" svg:width="4.653cm" svg:height="2.538cm" svg:x="5.441cm" svg:y="8.402cm">
          <text:p/>
        </draw:rect>
        <draw:rect draw:style-name="gr2" draw:text-style-name="P1" xml:id="id13" draw:id="id13" draw:layer="layout" svg:width="3.384cm" svg:height="1.48cm" svg:x="6.075cm" svg:y="5.441cm">
          <text:p/>
        </draw:rect>
        <draw:rect draw:style-name="gr5" draw:text-style-name="P3" draw:layer="layout" svg:width="3.171cm" svg:height="0.634cm" svg:x="6.077cm" svg:y="6.287cm">
          <text:p text:style-name="P1"><text:span text:style-name="T2">slf4j-api.jar</text:span></text:p>
        </draw:rect>
        <draw:frame draw:style-name="gr3" draw:text-style-name="P2" draw:layer="layout" svg:width="3.384cm" svg:height="0.884cm" svg:x="6.053cm" svg:y="5.479cm">
          <draw:text-box>
            <text:p text:style-name="P1"><text:span text:style-name="T1">SLF4J API</text:span></text:p>
          </draw:text-box>
        </draw:frame>
        <draw:rect draw:style-name="gr6" draw:text-style-name="P3" draw:layer="layout" svg:width="3.791cm" svg:height="1.057cm" svg:x="5.441cm" svg:y="9.882cm">
          <text:p text:style-name="P1"><text:span text:style-name="T2">logback-classic.jar</text:span></text:p>
          <text:p text:style-name="P1"><text:span text:style-name="T2">logback-core.jar <text:s text:c="3"/></text:span></text:p>
        </draw:rect>
        <draw:frame draw:style-name="gr10" draw:text-style-name="P2" draw:layer="layout" svg:width="4.653cm" svg:height="1.307cm" svg:x="5.441cm" svg:y="8.506cm">
          <draw:text-box>
            <text:p text:style-name="P1"><text:span text:style-name="T1">Underlying logging framework</text:span></text:p>
          </draw:text-box>
        </draw:frame>
        <draw:rect draw:style-name="gr7" draw:text-style-name="P2" xml:id="id12" draw:id="id12" draw:layer="layout" svg:width="3.384cm" svg:height="0.846cm" svg:x="6.075cm" svg:y="3.114cm">
          <text:p text:style-name="P1"><text:span text:style-name="T1">application</text:span></text:p>
        </draw:rect>
        <draw:connector draw:style-name="gr8" draw:text-style-name="P1" draw:layer="layout" svg:x1="7.767cm" svg:y1="3.96cm" svg:x2="7.767cm" svg:y2="5.441cm" draw:start-shape="id12" draw:start-glue-point="2" draw:end-shape="id13" draw:end-glue-point="0" svg:d="m7767 3960v1481">
          <text:p/>
        </draw:connector>
        <draw:frame draw:style-name="gr14" draw:text-style-name="P4" draw:layer="layout" svg:width="5.076cm" svg:height="1.547cm" svg:x="5.864cm" svg:y="1.589cm">
          <draw:text-box>
            <text:p><text:span text:style-name="T3">SLF4J bound to logback-classic</text:span></text:p>
          </draw:text-box>
        </draw:frame>
        <draw:connector draw:style-name="gr12" draw:text-style-name="P1" draw:layer="layout" svg:x1="7.767cm" svg:y1="6.921cm" svg:x2="7.767cm" svg:y2="8.402cm" draw:start-shape="id13" draw:start-glue-point="2" draw:end-shape="id14" draw:end-glue-point="0" svg:d="m7767 6921v1481">
          <text:p/>
        </draw:connector>
        <draw:frame draw:style-name="gr10" draw:text-style-name="P2" xml:id="id23" draw:id="id23" draw:layer="layout" svg:width="4.653cm" svg:height="1.307cm" svg:x="1.423cm" svg:y="22.618cm">
          <draw:text-box>
            <text:p text:style-name="P1"><text:span text:style-name="T1">Yet another abstraction layer</text:span></text:p>
          </draw:text-box>
        </draw:frame>
        <draw:rect draw:style-name="gr2" draw:text-style-name="P1" draw:layer="layout" svg:width="4.653cm" svg:height="2.326cm" svg:x="1.422cm" svg:y="26.025cm">
          <text:p/>
        </draw:rect>
        <draw:frame draw:style-name="gr15" draw:text-style-name="P2" xml:id="id16" draw:id="id16" draw:layer="layout" svg:width="4.652cm" svg:height="2.326cm" svg:x="1.422cm" svg:y="26.025cm">
          <draw:text-box>
            <text:p text:style-name="P1"><text:span text:style-name="T1">Underlying logging framework chosen dynamically by commons-logging</text:span></text:p>
          </draw:text-box>
        </draw:frame>
        <draw:connector draw:style-name="gr12" draw:text-style-name="P1" draw:layer="layout" svg:x1="3.749cm" svg:y1="24.733cm" svg:x2="3.748cm" svg:y2="26.025cm" draw:start-shape="id15" draw:start-glue-point="2" draw:end-shape="id16" draw:end-glue-point="0" svg:d="m3749 24733v647h-1v645">
          <text:p/>
        </draw:connector>
        <draw:frame draw:style-name="gr3" draw:text-style-name="P2" xml:id="id17" draw:id="id17" draw:layer="layout" svg:width="3.384cm" svg:height="1.199cm" svg:x="2.056cm" svg:y="19.374cm">
          <draw:text-box>
            <text:p text:style-name="P1"><text:span text:style-name="T1">Adaptation layer</text:span></text:p>
          </draw:text-box>
        </draw:frame>
        <draw:connector draw:style-name="gr12" draw:text-style-name="P1" draw:layer="layout" svg:x1="3.748cm" svg:y1="18.205cm" svg:x2="3.748cm" svg:y2="19.374cm" draw:start-shape="id11" draw:start-glue-point="2" draw:end-shape="id17" draw:end-glue-point="0" svg:d="m3748 18205v1169">
          <text:p/>
        </draw:connector>
        <draw:rect draw:style-name="gr7" draw:text-style-name="P2" xml:id="id18" draw:id="id18" draw:layer="layout" svg:width="3.384cm" svg:height="0.846cm" svg:x="1cm" svg:y="3.115cm">
          <text:p text:style-name="P1"><text:span text:style-name="T1">application</text:span></text:p>
        </draw:rect>
        <draw:connector draw:style-name="gr12" draw:text-style-name="P1" draw:layer="layout" svg:x1="2.692cm" svg:y1="3.961cm" svg:x2="2.692cm" svg:y2="5.441cm" draw:start-shape="id18" draw:start-glue-point="2" draw:end-shape="id19" draw:end-glue-point="0" svg:d="m2692 3961v1480">
          <text:p/>
        </draw:connector>
        <draw:connector draw:style-name="gr12" draw:text-style-name="P1" draw:layer="layout" svg:x1="2.692cm" svg:y1="6.921cm" svg:x2="2.692cm" svg:y2="8.402cm" draw:start-shape="id19" draw:start-glue-point="2" draw:end-shape="id20" draw:end-glue-point="0" svg:d="m2692 6921v1481">
          <text:p/>
        </draw:connector>
        <draw:rect draw:style-name="gr5" draw:text-style-name="P3" draw:layer="layout" svg:width="3.171cm" svg:height="0.634cm" svg:x="1cm" svg:y="6.288cm">
          <text:p text:style-name="P1"><text:span text:style-name="T2">slf4j-api.jar</text:span></text:p>
        </draw:rect>
        <draw:connector draw:style-name="gr12" draw:text-style-name="P1" draw:layer="layout" svg:x1="13.055cm" svg:y1="6.921cm" svg:x2="13.055cm" svg:y2="8.402cm" draw:start-shape="id5" draw:start-glue-point="2" draw:end-shape="id21" draw:end-glue-point="0" svg:d="m13055 6921v1481">
          <text:p/>
        </draw:connector>
        <draw:connector draw:style-name="gr12" draw:text-style-name="P1" draw:layer="layout" svg:x1="3.748cm" svg:y1="21.371cm" svg:x2="3.749cm" svg:y2="22.618cm" draw:start-shape="id22" draw:start-glue-point="2" draw:end-shape="id23" draw:end-glue-point="0" svg:d="m3748 21371v624h1v623">
          <text:p/>
        </draw:connector>
        <draw:connector draw:style-name="gr12" draw:text-style-name="P1" draw:layer="layout" svg:x1="17.497cm" svg:y1="20.947cm" svg:x2="17.497cm" svg:y2="22.005cm" draw:start-shape="id24" draw:start-glue-point="2" draw:end-shape="id25" draw:end-glue-point="0" svg:d="m17497 20947v1058">
          <text:p/>
        </draw:connector>
        <draw:connector draw:style-name="gr12" draw:text-style-name="P1" draw:layer="layout" svg:x1="17.497cm" svg:y1="24.543cm" svg:x2="17.497cm" svg:y2="25.497cm" draw:start-shape="id25" draw:start-glue-point="2" draw:end-shape="id26" draw:end-glue-point="0" svg:d="m17497 24543v954">
          <text:p/>
        </draw:connector>
        <draw:connector draw:style-name="gr12" draw:text-style-name="P1" draw:layer="layout" svg:x1="13.055cm" svg:y1="10.517cm" svg:x2="13.055cm" svg:y2="11.997cm" draw:start-shape="id27" draw:start-glue-point="2" draw:end-shape="id28" draw:end-glue-point="0" svg:d="m13055 10517v1480">
          <text:p/>
        </draw:connector>
        <draw:connector draw:style-name="gr12" draw:text-style-name="P1" draw:layer="layout" svg:x1="11.787cm" svg:y1="20.947cm" svg:x2="11.786cm" svg:y2="22.005cm" draw:start-shape="id3" draw:start-glue-point="2" draw:end-shape="id29" svg:d="m11787 20947v529h-1v529">
          <text:p/>
        </draw:connector>
        <draw:rect draw:style-name="gr6" draw:text-style-name="P3" draw:layer="layout" svg:width="1.48cm" svg:height="0.633cm" svg:x="7.979cm" svg:y="27.862cm">
          <text:p text:style-name="P1"><text:span text:style-name="T2">x.jar</text:span></text:p>
        </draw:rect>
        <draw:frame draw:style-name="gr16" draw:layer="layout" svg:width="0.502cm" svg:height="1.204cm" svg:x="9.247cm" svg:y="27.714cm">
          <draw:text-box>
            <text:p/>
          </draw:text-box>
        </draw:frame>
        <draw:frame draw:style-name="gr17" draw:text-style-name="P9" draw:layer="layout" svg:width="2.749cm" svg:height="0.679cm" svg:x="7.767cm" svg:y="25.322cm">
          <draw:text-box>
            <text:p text:style-name="P8"><text:span text:style-name="T6"> </text:span><text:span text:style-name="T6">:</text:span><text:span text:style-name="T7"> empty set</text:span></text:p>
          </draw:text-box>
        </draw:frame>
        <draw:frame draw:style-name="gr18" draw:text-style-name="P10" draw:layer="layout" svg:width="8.857cm" svg:height="0.64cm" svg:x="9.274cm" svg:y="27.855cm">
          <draw:text-box>
            <text:p text:style-name="P10"><text:span text:style-name="T8"><text:s/></text:span><text:span text:style-name="T8">: SLF4J binding artifact available in classpath</text:span></text:p>
          </draw:text-box>
        </draw:frame>
        <draw:rect draw:style-name="gr19" draw:text-style-name="P3" draw:layer="layout" svg:width="1.48cm" svg:height="0.633cm" svg:x="7.979cm" svg:y="27.014cm">
          <text:p text:style-name="P1"><text:span text:style-name="T2">x.jar</text:span></text:p>
        </draw:rect>
        <draw:frame draw:style-name="gr20" draw:text-style-name="P10" draw:layer="layout" svg:width="7.585cm" svg:height="0.64cm" svg:x="9.459cm" svg:y="27.014cm">
          <draw:text-box>
            <text:p text:style-name="P10"><text:span text:style-name="T8">: artifact available in classpath</text:span></text:p>
          </draw:text-box>
        </draw:frame>
        <draw:frame draw:style-name="gr21" draw:text-style-name="P6" xml:id="id30" draw:id="id30" draw:layer="layout" svg:width="2.504cm" svg:height="0.738cm" svg:x="1.448cm" svg:y="11.575cm">
          <draw:text-box>
            <text:p><text:span text:style-name="T4">/dev/null</text:span></text:p>
          </draw:text-box>
        </draw:frame>
        <draw:connector draw:style-name="gr12" draw:text-style-name="P1" draw:layer="layout" svg:x1="2.692cm" svg:y1="10.517cm" svg:x2="2.7cm" svg:y2="11.575cm" draw:start-shape="id20" draw:start-glue-point="2" draw:end-shape="id30" draw:end-glue-point="0" svg:d="m2692 10517v530h8v528">
          <text:p/>
        </draw:connector>
        <draw:g>
          <draw:rect draw:style-name="gr22" draw:text-style-name="P2" xml:id="id31" draw:id="id31" draw:layer="layout" svg:width="0.635cm" svg:height="0.635cm" svg:x="7.979cm" svg:y="26.163cm">
            <text:p text:style-name="P2"><text:span text:style-name="T1">A</text:span></text:p>
          </draw:rect>
          <draw:rect draw:style-name="gr22" draw:text-style-name="P2" xml:id="id32" draw:id="id32" draw:layer="layout" svg:width="0.635cm" svg:height="0.635cm" svg:x="9.671cm" svg:y="26.163cm">
            <text:p text:style-name="P2"><text:span text:style-name="T1">B</text:span></text:p>
          </draw:rect>
          <draw:connector draw:style-name="gr12" draw:text-style-name="P1" draw:layer="layout" svg:x1="8.614cm" svg:y1="26.48cm" svg:x2="9.671cm" svg:y2="26.48cm" draw:start-shape="id31" draw:start-glue-point="1" draw:end-shape="id32" draw:end-glue-point="3" svg:d="m8614 26480h1057">
            <text:p/>
          </draw:connector>
          <draw:frame draw:style-name="gr23" draw:text-style-name="P10" draw:layer="layout" svg:width="5.624cm" svg:height="0.64cm" svg:x="10.306cm" svg:y="26.163cm">
            <draw:text-box>
              <text:p text:style-name="P10"><text:span text:style-name="T8">: A invoking software located in 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0 845" svg:d="m0 0c0 282 0 563 0 845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eki Gulcu</meta:initial-creator>
    <meta:creation-date>2011-08-11T19:12:26.54</meta:creation-date>
    <dc:date>2011-08-14T22:16:31.52</dc:date>
    <dc:creator>Ceki Gulcu</dc:creator>
    <meta:editing-duration>PT4H2M4S</meta:editing-duration>
    <meta:editing-cycles>14</meta:editing-cycles>
    <meta:generator>OpenOffice.org/3.3$Win32 OpenOffice.org_project/330m20$Build-9567</meta:generator>
    <meta:document-statistic meta:object-count="102"/>
  </office:meta>
</office:document-meta>
</file>